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Elements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2" office:value-type="string" calcext:value-type="string">
            <text:p>RhinoDevel, Marcel Timm, 2023dec11.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style-name="ce3" office:value-type="string" calcext:value-type="string">
            <text:p>Comment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Push button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 office:value-type="string" calcext:value-type="string">
            <text:p>2-way switch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 office:value-type="string" calcext:value-type="string">
            <text:p>Seven-segment display</text:p>
          </table:table-cell>
          <table:table-cell table:style-name="ce4" office:value-type="float" office:value="54" calcext:value-type="float">
            <text:p>54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Expander</text:p>
          </table:table-cell>
          <table:table-cell table:style-name="ce4" office:value-type="float" office:value="57" calcext:value-type="float">
            <text:p>57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Open-collector</text:p>
          </table:table-cell>
          <table:table-cell table:style-name="ce4" office:value-type="float" office:value="58" calcext:value-type="float">
            <text:p>58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5" office:value-type="string" calcext:value-type="string">
            <text:p>Inverter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Buff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 a bubbled 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 a bubbled 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ty (page 39, 40)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N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 comparison, parity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Block/transmit control</text:p>
          </table:table-cell>
          <table:table-cell table:style-name="ce5" office:value-type="float" office:value="23" calcext:value-type="float">
            <text:p>23</text:p>
          </table:table-cell>
          <table:table-cell table:style-name="ce8" table:number-columns-repeated="2"/>
          <table:table-cell table:style-name="ce5" office:value-type="string" calcext:value-type="string">
            <text:p>Via ANDs.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Controlled inverter (1’s complement)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Via XORs.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Decimal(-to-binary) / 1-of-10 encoder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6" table:number-columns-repeated="16380"/>
        </table:table-row>
        <table:table-row table:style-name="ro2">
          <table:table-cell office:value-type="string" calcext:value-type="string">
            <text:p>(Binary-to-)decimal / 1-of-10 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exadecimal/1-of-16 en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exadecimal/1-of-16 deco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ity generat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d compara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equa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ossbar switch</text:p>
          </table:table-cell>
          <table:table-cell office:value-type="float" office:value="44" calcext:value-type="float">
            <text:p>4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nary-to-Gray-code converter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-and-carry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-OR-Invert</text:p>
          </table:table-cell>
          <table:table-cell office:value-type="float" office:value="55" calcext:value-type="float">
            <text:p>5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16-to-1 multiplexer / data selector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universal logic circu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bble multiplexer</text:p>
          </table:table-cell>
          <table:table-cell office:value-type="float" office:value="60" calcext:value-type="float">
            <text:p>6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lf-adder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ull-adder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e cascaded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Schmitt trigger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table:number-columns-repeated="16380"/>
        </table:table-row>
        <table:table-row table:style-name="ro2">
          <table:table-cell table:style-name="ce5" office:value-type="string" calcext:value-type="string">
            <text:p>Control matrix</text:p>
          </table:table-cell>
          <table:table-cell table:style-name="ce8" office:value-type="string" calcext:value-type="string">
            <text:p>37, 46</text:p>
          </table:table-cell>
          <table:table-cell table:style-name="ce5" table:number-columns-repeated="1638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7" office:value-type="string" calcext:value-type="string">
            <text:p>NEXT PAGE: 82</text:p>
          </table:table-cell>
          <table:table-cell/>
          <table:table-cell table:style-name="Default" table:number-columns-repeated="2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9:51:09.746201437</meta:creation-date>
    <dc:date>2024-05-10T16:57:46.385000000</dc:date>
    <meta:editing-duration>PT53M1S</meta:editing-duration>
    <meta:editing-cycles>44</meta:editing-cycles>
    <meta:generator>LibreOffice/7.5.8.2$Windows_X86_64 LibreOffice_project/f718d63693263970429a68f568db6046aaa9df01</meta:generator>
    <meta:document-statistic meta:table-count="1" meta:cell-count="113" meta:object-count="0"/>
  </office:meta>
</office:document-meta>
</file>